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paragraph-rsid="000f82ff"/>
    </style:style>
    <style:style style:name="P5" style:family="paragraph" style:parent-style-name="Azione_20_sistema" style:list-style-name="L1">
      <style:text-properties officeooo:paragraph-rsid="000f82ff"/>
    </style:style>
    <style:style style:name="P6" style:family="paragraph" style:parent-style-name="Azione_20_sistema" style:list-style-name="L1">
      <style:text-properties officeooo:paragraph-rsid="0010d2c3"/>
    </style:style>
    <style:style style:name="P7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P8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1e305"/>
    </style:style>
    <style:style style:name="P9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3bb02"/>
    </style:style>
    <style:style style:name="P10" style:family="paragraph" style:parent-style-name="Azione_20_attore">
      <style:text-properties officeooo:paragraph-rsid="000f82ff"/>
    </style:style>
    <style:style style:name="P11" style:family="paragraph" style:parent-style-name="Azione_20_attore" style:list-style-name="L1">
      <style:text-properties officeooo:paragraph-rsid="000f82ff"/>
    </style:style>
    <style:style style:name="P12" style:family="paragraph" style:parent-style-name="Azione_20_attore" style:list-style-name="L1">
      <style:text-properties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1e305"/>
    </style:style>
    <style:style style:name="P15" style:family="paragraph" style:parent-style-name="Table_20_Contents">
      <style:text-properties officeooo:paragraph-rsid="000d55fe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0f1de7" style:font-size-asian="11pt" style:font-size-complex="11pt"/>
    </style:style>
    <style:style style:name="P17" style:family="paragraph" style:parent-style-name="Table_20_Contents">
      <style:text-properties officeooo:paragraph-rsid="000e712e"/>
    </style:style>
    <style:style style:name="P18" style:family="paragraph" style:parent-style-name="Table_20_Contents">
      <style:text-properties officeooo:paragraph-rsid="000f82ff"/>
    </style:style>
    <style:style style:name="P19" style:family="paragraph" style:parent-style-name="Table_20_Contents">
      <style:text-properties officeooo:paragraph-rsid="0013bb02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5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8"><text:span text:style-name="T4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9"><text:span text:style-name="T7">Cittadino altro comu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5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76984" text:style-name="Numerazione_20_UC">
              <text:list-item text:start-value="1">
                <text:p text:style-name="P10"><text:span text:style-name="T4">L'utente accede alla pagina contente il form di compilazione</text:span></text:p>
              </text:list-item>
              <text:list-item>
                <text:p text:style-name="P4"><text:span text:style-name="T4">Il sistema mostra la pagina richiesta ed attende un eventuale commit</text:span></text:p>
              </text:list-item>
              <text:list-item>
                <text:p text:style-name="P10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1285455" text:style-name="L1">
              <text:list-item>
                <text:p text:style-name="P5"><text:span text:style-name="T4">Nome : stringa di caratteri</text:span></text:p>
              </text:list-item>
              <text:list-item>
                <text:p text:style-name="P11"><text:span text:style-name="T4">Cognome: stringa di caratteri</text:span></text:p>
              </text:list-item>
              <text:list-item>
                <text:p text:style-name="P5"><text:span text:style-name="T4">Luogo di nascita: stringa di caratteri</text:span></text:p>
              </text:list-item>
              <text:list-item>
                <text:p text:style-name="P12"><text:span text:style-name="T5">Data di nascita: sequenza di interi</text:span></text:p>
              </text:list-item>
              <text:list-item>
                <text:p text:style-name="P6"><text:span text:style-name="T5">Residenza: stringa di caratteri</text:span></text:p>
              </text:list-item>
              <text:list-item>
                <text:p text:style-name="P12"><text:span text:style-name="T5">indirizzo: stringa di caratteri</text:span></text:p>
              </text:list-item>
              <text:list-item>
                <text:p text:style-name="P6"><text:span text:style-name="T5">telefono: sequenza di interi</text:span></text:p>
              </text:list-item>
              <text:list-item>
                <text:p text:style-name="P12"><text:span text:style-name="T5">email: stringa di caratteri</text:span></text:p>
                <text:p text:style-name="P9"><text:span text:style-name="T7">4. Sbarrando le caselle di interesse dichiara il proprio comune di residenza ,la situazione lavorativa ed eventuali rapporti con l'Ateneo e/o comune di Fisciano</text:span></text:p>
                <text:p text:style-name="P13"><text:span text:style-name="T5">5. Continua compilando la sezione relativa ai dati del bambino</text:span></text:p>
              </text:list-item>
              <text:list-item>
                <text:p text:style-name="P6"><text:span text:style-name="T4">Nome : stringa di caratteri</text:span></text:p>
              </text:list-item>
              <text:list-item>
                <text:p text:style-name="P12"><text:span text:style-name="T4">Cognome: stringa di caratteri</text:span></text:p>
              </text:list-item>
              <text:list-item>
                <text:p text:style-name="P6"><text:span text:style-name="T4">Luogo di nascita: stringa di caratteri</text:span></text:p>
              </text:list-item>
              <text:list-item>
                <text:p text:style-name="P12"><text:span text:style-name="T5">Data di nascita: sequenza di interi</text:span></text:p>
              </text:list-item>
              <text:list-item>
                <text:p text:style-name="P6"><text:span text:style-name="T5">Residenza: stringa di caratteri</text:span></text:p>
              </text:list-item>
              <text:list-item>
                <text:p text:style-name="P12"><text:span text:style-name="T5">indirizzo: stringa di caratteri</text:span></text:p>
                <text:p text:style-name="P7"><text:span text:style-name="T5">6. Sbarra la casella selezionando il tipo di servizio desiderato</text:span></text:p>
                <text:p text:style-name="P13"><text:span text:style-name="T5">7. </text:span><text:span text:style-name="T6">Sbarra le casella relative al tipo di materiale da allegare alla domanda</text:span></text:p>
                <text:p text:style-name="P8"><text:span text:style-name="T6">8. Sottomette la domanda </text:span></text:p>
                <text:list>
                  <text:list-header>
                    <text:p text:style-name="P14"><text:span text:style-name="T6"><text:s text:c="26"/>9. Il sistema visualizza un messaggio di avvenuto invio e <text:s text:c="4"/>corretta compilazi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6"><text:span text:style-name="T3">Il sistema conferma la corretta compilazione dei campi e il relativo invio della domanda agli uffici di competenz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7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7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6</meta:editing-cycles>
    <meta:generator>LibreOffice/3.6$Windows_x86 LibreOffice_project/da8c1e6-fd468f4-454e206-f42a4a9-143cfd</meta:generator>
    <dc:date>2012-10-19T11:43:53.80</dc:date>
    <meta:document-statistic meta:table-count="1" meta:image-count="0" meta:object-count="0" meta:page-count="1" meta:paragraph-count="38" meta:word-count="286" meta:character-count="1778" meta:non-whitespace-character-count="1521"/>
  </office:meta>
</office:document-meta>
</file>